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Hindi1" svg:font-family="'Lohit Hind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404040" style:font-name="Helvetica Neue" fo:font-size="18pt" fo:letter-spacing="normal" fo:font-style="normal" fo:font-weight="bold"/>
    </style:style>
    <style:style style:name="P2" style:family="paragraph" style:parent-style-name="Text_20_body">
      <style:paragraph-properties style:line-height-at-least="0.741cm" fo:text-align="start" style:justify-single-word="false" fo:padding="0cm" fo:border="none"/>
    </style:style>
    <style:style style:name="P3" style:family="paragraph" style:parent-style-name="Heading_20_3">
      <style:paragraph-properties fo:margin-left="0cm" fo:margin-right="0cm" fo:margin-top="0cm" fo:margin-bottom="0cm" style:line-height-at-least="0.953cm" fo:orphans="2" fo:widows="2" fo:text-indent="0cm" style:auto-text-indent="false" fo:padding="0cm" fo:border="none"/>
      <style:text-properties fo:font-variant="normal" fo:text-transform="none" fo:color="#404040" style:font-name="Helvetica Neue" fo:font-size="13.5pt" fo:letter-spacing="normal" fo:font-style="normal" fo:font-weight="bold"/>
    </style:style>
    <style:style style:name="P4" style:family="paragraph" style:parent-style-name="Heading_20_3">
      <style:paragraph-properties fo:margin-left="0cm" fo:margin-right="0cm" fo:margin-top="0cm" fo:margin-bottom="0cm" style:line-height-at-least="0.953cm" fo:text-indent="0cm" style:auto-text-indent="false" fo:padding="0cm" fo:border="none"/>
      <style:text-properties fo:font-variant="normal" fo:text-transform="none" fo:color="#404040" style:font-name="inherit" fo:font-size="13.5pt" fo:font-style="normal" fo:font-weight="bold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apply-filter="true" form:method="post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Feedback — Lexical Semantics and Question Answering</text:h>
      <text:h text:style-name="P3" text:outline-level="3">You achieved a score of <text:span text:style-name="T1">2.00</text:span> out of <text:span text:style-name="T1">5.00</text:span></text:h>
      <text:h text:style-name="P4" text:outline-level="3">Question 1</text:h>
      <text:p text:style-name="P2">Assume we have a corpus of 1000 words and the following WordNet Hierarchy: <text:line-break/><draw:frame draw:style-name="fr1" draw:name="gráficos1" text:anchor-type="as-char" svg:width="17.198cm" svg:height="7.938cm" draw:z-index="0"><draw:image xlink:href="https://d19vezwu8eufl6.cloudfront.net/nlp/images%2FSemanticsQAExercise%2FInformation_Content.png" xlink:type="simple" xlink:show="embed" xlink:actuate="onLoad"/><svg:title>Node A has children B, C and D. Node B has children E and F. Node C has a child G. Node D has children H and I. Node E has children J and K. Node K has children O and P. Node H has children L, M, and N.</svg:title></draw:frame><text:line-break/>Now assume we collect the following count data for each of the words: <text:line-break/><text:line-break/>J = 200 <text:line-break/>P = 200 <text:line-break/>F = 100 <text:line-break/>G = 50 <text:line-break/>L = 50 <text:line-break/>M = 100 <text:line-break/>N = 100 <text:line-break/>I = 200 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 Neue" svg:font-family="'Helvetica Neue', Helvetica, Arial, sans-serif"/>
    <style:font-face style:name="Lohit Hindi1" svg:font-family="'Lohit Hind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 </meta:initial-creator>
    <meta:creation-date>2012-05-15T23:06:07</meta:creation-date>
    <dc:date>2012-05-15T23:06:36</dc:date>
    <dc:creator>Jim </dc:creator>
    <meta:editing-duration>P0D</meta:editing-duration>
    <meta:editing-cycles>1</meta:editing-cycles>
    <meta:document-statistic meta:table-count="0" meta:image-count="1" meta:object-count="0" meta:page-count="1" meta:paragraph-count="4" meta:word-count="68" meta:character-count="320" meta:non-whitespace-character-count="243"/>
    <meta:generator>LibreOffice/3.5$Linux_x86 LibreOffice_project/350m1$Build-2</meta:generator>
  </office:meta>
</office:document-meta>
</file>